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automatic" fo:wrap-option="wrap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71875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ro7" style:family="table-row">
      <style:table-row-properties style:row-height="57pt" style:use-optimal-row-height="true" fo:break-before="auto"/>
    </style:style>
    <style:style style:name="ro8" style:family="table-row">
      <style:table-row-properties style:row-height="114pt" style:use-optimal-row-height="tru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_List_For_Proj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13" table:style-name="ce8">
            <text:p>13</text:p>
          </table:table-cell>
          <table:table-cell table:style-name="ce8"/>
          <table:table-cell office:value-type="string" table:style-name="ce9">
            <text:p>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7">
          <table:table-cell/>
          <table:table-cell table:style-name="ce8"/>
          <table:table-cell office:value-type="string" table:style-name="ce10">
            <text:p><text:s/>1 to 3</text:p>
          </table:table-cell>
          <table:table-cell office:value-type="string" table:style-name="ce9">
            <text:p>Instance of a Class</text:p>
          </table:table-cell>
          <table:table-cell office:value-type="string" table:style-name="ce12">
            <text:p>Card.h #15-36</text:p>
            <text:p>Dealer.h #19~53</text:p>
            <text:p>Hands.h #19~38</text:p>
            <text:p>Player.h #21~5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7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Private Data Members</text:p>
          </table:table-cell>
          <table:table-cell office:value-type="string" table:style-name="ce12">
            <text:p>Card.h #20-28</text:p>
            <text:p>Dealer.h #19~27</text:p>
            <text:p>Hands.h #31~40</text:p>
            <text:p>Player.h #20~28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Never Public</text:p>
          </table:table-cell>
          <table:table-cell table:number-columns-repeated="16377"/>
        </table:table-row>
        <table:table-row table:style-name="ro8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pecification vs. Implementation</text:p>
          </table:table-cell>
          <table:table-cell office:value-type="string" table:style-name="ce12">
            <text:p>Card.h vs. Card.cpp</text:p>
            <text:p>Dealer.h vs. Dealer.cpp</text:p>
            <text:p>Hands.h vs. Hands.cpp</text:p>
            <text:p>Player.h vs. Player.cpp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.h vs. .cpp files <text:s/>Always split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line</text:p>
          </table:table-cell>
          <table:table-cell office:value-type="string" table:style-name="ce9">
            <text:p>Player.h #31,33,34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7">
          <table:table-cell/>
          <table:table-cell table:style-name="ce8"/>
          <table:table-cell office:value-type="string" table:style-name="ce8">
            <text:p><text:s/>7, 8, 10</text:p>
          </table:table-cell>
          <table:table-cell office:value-type="string" table:style-name="ce9">
            <text:p>Constructors</text:p>
          </table:table-cell>
          <table:table-cell office:value-type="string" table:style-name="ce12">
            <text:p>Card.h #31</text:p>
            <text:p>Dealer.h #31</text:p>
            <text:p>Hands.cpp #14~17</text:p>
            <text:p>Player.h #31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Overloading</text:p>
          </table:table-cell>
          <table:table-cell table:number-columns-repeated="16377"/>
        </table:table-row>
        <table:table-row table:style-name="ro7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Destructors</text:p>
          </table:table-cell>
          <table:table-cell office:value-type="string" table:style-name="ce12">
            <text:p>Card.h #31</text:p>
            <text:p>Dealer.h #32</text:p>
            <text:p>Hands.h #21</text:p>
            <text:p>Player.h #32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Arrays of Objects</text:p>
          </table:table-cell>
          <table:table-cell office:value-type="string" table:style-name="ce9">
            <text:p>Hands.h #35,#3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UML</text:p>
          </table:table-cell>
          <table:table-cell office:value-type="string" table:style-name="ce9">
            <text:p>doxygen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14" table:style-name="ce8">
            <text:p>14</text:p>
          </table:table-cell>
          <table:table-cell table:style-name="ce8"/>
          <table:table-cell office:value-type="string" table:style-name="ce9">
            <text:p>More about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Static</text:p>
          </table:table-cell>
          <table:table-cell table:style-name="ce9"/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Friends</text:p>
          </table:table-cell>
          <table:table-cell table:style-name="ce9"/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Copy Constructors</text:p>
          </table:table-cell>
          <table:table-cell office:value-type="string" table:style-name="ce9">
            <text:p>Hands.cpp #19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Operator Overloading</text:p>
          </table:table-cell>
          <table:table-cell office:value-type="string" table:style-name="ce9">
            <text:p>Cards.h #31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Overload 3 operato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ggregation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15" table:style-name="ce8">
            <text:p>15</text:p>
          </table:table-cell>
          <table:table-cell table:style-name="ce8"/>
          <table:table-cell office:value-type="string" table:style-name="ce9">
            <text:p>Inheritance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Protected members</text:p>
          </table:table-cell>
          <table:table-cell office:value-type="string" table:style-name="ce9">
            <text:p>Cards.h #15~17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8">
            <text:p><text:s/>2 to 5</text:p>
          </table:table-cell>
          <table:table-cell office:value-type="string" table:style-name="ce9">
            <text:p>Base Class to Derived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Polymorphic associations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bstract Classes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16" table:style-name="ce8">
            <text:p>16</text:p>
          </table:table-cell>
          <table:table-cell table:style-name="ce8"/>
          <table:table-cell office:value-type="string" table:style-name="ce9">
            <text:p>Advanced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Exceptions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8">
            <text:p><text:s/>2 to 4</text:p>
          </table:table-cell>
          <table:table-cell office:value-type="string" table:style-name="ce9">
            <text:p>Templates</text:p>
          </table:table-cell>
          <table:table-cell office:value-type="string" table:style-name="ce9">
            <text:p>Templates.h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TL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11"/>
          <table:table-cell table:style-name="ce8"/>
          <table:table-cell office:value-type="string" table:style-name="ce9">
            <text:p>Sum</text:p>
          </table:table-cell>
          <table:table-cell table:style-name="ce9"/>
          <table:table-cell office:value-type="float" office:value="100" table:formula="of:=SUM([.F10:.F3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  <table:table-row table:number-rows-repeated="19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-</number:text>
      <number:day number:style="long"/>
      <number:text>-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29</meta:generator>
    <meta:initial-creator>RCC RCCD</meta:initial-creator>
    <dc:creator>Living Room</dc:creator>
    <meta:creation-date>2017-01-25T10:21:36Z</meta:creation-date>
    <dc:date>2019-06-08T04:41:40Z</dc:date>
    <meta:editing-cycles>23</meta:editing-cycles>
    <meta:editing-duration>PT6872S</meta:editing-duration>
  </office:meta>
</office:document-meta>
</file>